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icierRH" svg:font-family="DicierRH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98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461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5299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5909in"/>
    </style:style>
    <style:style style:name="co18" style:family="table-column">
      <style:table-column-properties fo:break-before="auto" style:column-width="0.9665in"/>
    </style:style>
    <style:style style:name="co19" style:family="table-column">
      <style:table-column-properties fo:break-before="auto" style:column-width="0.7673in"/>
    </style:style>
    <style:style style:name="co20" style:family="table-column">
      <style:table-column-properties fo:break-before="auto" style:column-width="0.7138in"/>
    </style:style>
    <style:style style:name="co21" style:family="table-column">
      <style:table-column-properties fo:break-before="auto" style:column-width="0.3528in"/>
    </style:style>
    <style:style style:name="co22" style:family="table-column">
      <style:table-column-properties fo:break-before="auto" style:column-width="0.5862in"/>
    </style:style>
    <style:style style:name="co23" style:family="table-column">
      <style:table-column-properties fo:break-before="auto" style:column-width="0.6028in"/>
    </style:style>
    <style:style style:name="co24" style:family="table-column">
      <style:table-column-properties fo:break-before="auto" style:column-width="0.7165in"/>
    </style:style>
    <style:style style:name="co25" style:family="table-column">
      <style:table-column-properties fo:break-before="auto" style:column-width="0.3126in"/>
    </style:style>
    <style:style style:name="co26" style:family="table-column">
      <style:table-column-properties fo:break-before="auto" style:column-width="0.822in"/>
    </style:style>
    <style:style style:name="co27" style:family="table-column">
      <style:table-column-properties fo:break-before="auto" style:column-width="0.4602in"/>
    </style:style>
    <style:style style:name="co28" style:family="table-column">
      <style:table-column-properties fo:break-before="auto" style:column-width="0.5138in"/>
    </style:style>
    <style:style style:name="co29" style:family="table-column">
      <style:table-column-properties fo:break-before="auto" style:column-width="0.6681in"/>
    </style:style>
    <style:style style:name="co30" style:family="table-column">
      <style:table-column-properties fo:break-before="auto" style:column-width="0.5472in"/>
    </style:style>
    <style:style style:name="co31" style:family="table-column">
      <style:table-column-properties fo:break-before="auto" style:column-width="0.6209in"/>
    </style:style>
    <style:style style:name="co32" style:family="table-column">
      <style:table-column-properties fo:break-before="auto" style:column-width="0.3638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7354in"/>
    </style:style>
    <style:style style:name="co35" style:family="table-column">
      <style:table-column-properties fo:break-before="auto" style:column-width="0.8071in"/>
    </style:style>
    <style:style style:name="co36" style:family="table-column">
      <style:table-column-properties fo:break-before="auto" style:column-width="0.6929in"/>
    </style:style>
    <style:style style:name="co37" style:family="table-column">
      <style:table-column-properties fo:break-before="auto" style:column-width="1.2717in"/>
    </style:style>
    <style:style style:name="co38" style:family="table-column">
      <style:table-column-properties fo:break-before="auto" style:column-width="1.6937in"/>
    </style:style>
    <style:style style:name="co39" style:family="table-column">
      <style:table-column-properties fo:break-before="auto" style:column-width="1.2862in"/>
    </style:style>
    <style:style style:name="co40" style:family="table-column">
      <style:table-column-properties fo:break-before="auto" style:column-width="0.6717in"/>
    </style:style>
    <style:style style:name="co41" style:family="table-column">
      <style:table-column-properties fo:break-before="auto" style:column-width="0.3283in"/>
    </style:style>
    <style:style style:name="co42" style:family="table-column">
      <style:table-column-properties fo:break-before="auto" style:column-width="0.3854in"/>
    </style:style>
    <style:style style:name="co43" style:family="table-column">
      <style:table-column-properties fo:break-before="auto" style:column-width="0.5929in"/>
    </style:style>
    <style:style style:name="co44" style:family="table-column">
      <style:table-column-properties fo:break-before="auto" style:column-width="0.6854in"/>
    </style:style>
    <style:style style:name="co45" style:family="table-column">
      <style:table-column-properties fo:break-before="auto" style:column-width="3.4661in"/>
    </style:style>
    <style:style style:name="co46" style:family="table-column">
      <style:table-column-properties fo:break-before="auto" style:column-width="2.0154in"/>
    </style:style>
    <style:style style:name="co47" style:family="table-column">
      <style:table-column-properties fo:break-before="auto" style:column-width="2.6654in"/>
    </style:style>
    <style:style style:name="co48" style:family="table-column">
      <style:table-column-properties fo:break-before="auto" style:column-width="2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text-properties style:use-window-font-color="true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8000"/>
    </style:style>
    <style:style style:name="ce21" style:family="table-cell" style:parent-style-name="Default">
      <style:table-cell-properties fo:background-color="#2a6099"/>
      <style:text-properties fo:color="#ffffff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b47804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fo:background-color="#b47804"/>
      <style:text-properties style:use-window-font-color="true"/>
    </style:style>
    <style:style style:name="ce28" style:family="table-cell" style:parent-style-name="Default">
      <style:table-cell-properties fo:background-color="#666666"/>
      <style:text-properties fo:color="#ffffff"/>
    </style:style>
    <style:style style:name="ce29" style:family="table-cell" style:parent-style-name="Default">
      <style:table-cell-properties fo:background-color="#ffdbb6"/>
    </style:style>
    <style:style style:name="ce30" style:family="table-cell" style:parent-style-name="Default">
      <style:table-cell-properties fo:background-color="#afd095"/>
    </style:style>
    <style:style style:name="ce31" style:family="table-cell" style:parent-style-name="Default">
      <style:table-cell-properties fo:background-color="#ffa6a6"/>
    </style:style>
    <style:style style:name="ce32" style:family="table-cell" style:parent-style-name="Default">
      <style:text-properties style:font-name="DicierRH"/>
    </style:style>
    <style:style style:name="ce33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number-columns-repeated="2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ce28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suit</text:p>
          </table:table-cell>
          <table:table-cell table:style-name="Default" office:value-type="string" calcext:value-type="string">
            <text:p>border</text:p>
          </table:table-cell>
          <table:table-cell office:value-type="string" calcext:value-type="string">
            <text:p>rank(4)</text:p>
          </table:table-cell>
          <table:table-cell office:value-type="string" calcext:value-type="string">
            <text:p>shape</text:p>
          </table:table-cell>
          <table:table-cell table:style-name="Default" office:value-type="string" calcext:value-type="string">
            <text:p>habitat</text:p>
          </table:table-cell>
          <table:table-cell office:value-type="string" calcext:value-type="string">
            <text:p>rank(3)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ins</text:p>
          </table:table-cell>
          <table:table-cell table:style-name="Default" office:value-type="string" calcext:value-type="string">
            <text:p>met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ker</text:p>
          </table:table-cell>
          <table:table-cell table:style-name="ce17"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ilver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Impun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bs</text:p>
          </table:table-cell>
          <table:table-cell table:style-name="ce17" office:value-type="string" calcext:value-type="string">
            <text:p>bl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b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ouba</text:p>
          </table:table-cell>
          <table:table-cell table:style-name="ce21"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ilve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ouba</text:p>
          </table:table-cell>
          <table:table-cell table:style-name="ce21" office:value-type="string" calcext:value-type="string">
            <text:p>sea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Knowled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b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ouba</text:p>
          </table:table-cell>
          <table:table-cell table:style-name="ce23"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gold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Fortu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ki</text:p>
          </table:table-cell>
          <table:table-cell table:style-name="ce23" office:value-type="string" calcext:value-type="string">
            <text:p>air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bronze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Potenti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Pred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iki</text:p>
          </table:table-cell>
          <table:table-cell table:style-name="ce23" office:value-type="string" calcext:value-type="string">
            <text:p>a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bronze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Recycl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uba</text:p>
          </table:table-cell>
          <table:table-cell table:style-name="ce23" office:value-type="string" calcext:value-type="string">
            <text:p>ai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Burd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bronze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Patie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Indiffer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ouba</text:p>
          </table:table-cell>
          <table:table-cell table:style-name="ce23" office:value-type="string" calcext:value-type="string">
            <text:p>ai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Darkne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ki</text:p>
          </table:table-cell>
          <table:table-cell table:style-name="ce23" office:value-type="string" calcext:value-type="string">
            <text:p>ai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Insignifican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yop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rapme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rav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Inexperienc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number-columns-repeated="2" table:default-cell-style-name="Default"/>
        <table:table-column table:style-name="co5" table:default-cell-style-name="ce20"/>
        <table:table-column table:style-name="co6" table:default-cell-style-name="Default"/>
        <table:table-column table:style-name="co10" table:default-cell-style-name="ce29"/>
        <table:table-column table:style-name="co7" table:default-cell-style-name="Default"/>
        <table:table-column table:style-name="co5" table:default-cell-style-name="ce28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suit</text:p>
          </table:table-cell>
          <table:table-cell table:style-name="Default" office:value-type="string" calcext:value-type="string">
            <text:p>border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hape</text:p>
          </table:table-cell>
          <table:table-cell table:style-name="Default" office:value-type="string" calcext:value-type="string">
            <text:p>domain</text:p>
          </table:table-cell>
          <table:table-cell office:value-type="string" calcext:value-type="string">
            <text:p>roll</text:p>
          </table:table-cell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coins</text:p>
          </table:table-cell>
          <table:table-cell table:style-name="Default" office:value-type="string" calcext:value-type="string">
            <text:p>met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ker</text:p>
          </table:table-cell>
          <table:table-cell table:style-name="ce17" office:value-type="string" calcext:value-type="string">
            <text:p>b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eral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ilver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sn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bs</text:p>
          </table:table-cell>
          <table:table-cell table:style-name="ce17" office:value-type="string" calcext:value-type="string">
            <text:p>bl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cof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b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ouba</text:p>
          </table:table-cell>
          <table:table-cell table:style-name="ce21"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eral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ilver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ouq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ouba</text:p>
          </table:table-cell>
          <table:table-cell table:style-name="ce21"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cyt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b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ouba</text:p>
          </table:table-cell>
          <table:table-cell table:style-name="ce23"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eral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gold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h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ki</text:p>
          </table:table-cell>
          <table:table-cell table:style-name="ce23"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bronze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w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des</text:p>
          </table:table-cell>
          <table:table-cell table:style-name="ce18" office:value-type="string" calcext:value-type="string">
            <text:p>black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iki</text:p>
          </table:table-cell>
          <table:table-cell table:style-name="ce23" office:value-type="string" calcext:value-type="string">
            <text:p>air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bronze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uba</text:p>
          </table:table-cell>
          <table:table-cell table:style-name="ce23" office:value-type="string" calcext:value-type="string">
            <text:p>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rossroad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bronze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m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ouba</text:p>
          </table:table-cell>
          <table:table-cell table:style-name="ce23" office:value-type="string" calcext:value-type="string">
            <text:p>air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ki</text:p>
          </table:table-cell>
          <table:table-cell table:style-name="ce23" office:value-type="string" calcext:value-type="string">
            <text:p>air</text:p>
          </table:table-cell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nd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land</text:p>
          </table:table-cell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nch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ki</text:p>
          </table:table-cell>
          <table:table-cell table:style-name="ce21" office:value-type="string" calcext:value-type="string">
            <text:p>sea</text:p>
          </table:table-cell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cross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5" table:default-cell-style-name="ce20"/>
        <table:table-column table:style-name="co12" table:default-cell-style-name="ce32"/>
        <table:table-column table:style-name="co10" table:default-cell-style-name="ce31"/>
        <table:table-column table:style-name="co10" table:default-cell-style-name="Default"/>
        <table:table-column table:style-name="co13" table:default-cell-style-name="Default"/>
        <table:table-column table:style-name="co14" table:default-cell-style-name="ce28"/>
        <table:table-column table:style-name="co13" table:default-cell-style-name="ce19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domain</text:p>
          </table:table-cell>
          <table:table-cell table:style-name="Default" office:value-type="string" calcext:value-type="string">
            <text:p>roll</text:p>
          </table:table-cell>
          <table:table-cell table:style-name="Default" office:value-type="string" calcext:value-type="string">
            <text:p>kingdo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oins</text:p>
          </table:table-cell>
          <table:table-cell table:style-name="Default" office:value-type="string" calcext:value-type="string">
            <text:p>metal</text:p>
          </table:table-cell>
          <table:table-cell table:style-name="Default" office:value-type="string" calcext:value-type="string">
            <text:p>colo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ank</text:p>
          </table:table-cell>
          <table:table-cell table:number-columns-repeated="2" office:value-type="string" calcext:value-type="string">
            <text:p>top</text:p>
          </table:table-cell>
          <table:table-cell table:number-columns-repeated="2" office:value-type="string" calcext:value-type="string">
            <text:p>bott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ribou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ilv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9 hearts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Q clu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onion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6 diamonds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9 diamo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sea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coral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gold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10 spades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Q leav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urgeon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K hearts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J diamond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ir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dandelion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silver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7 hearts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J clu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ir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meteor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K clubs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7 diamond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urg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 spade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6 spad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sargasso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9 club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8 leav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ir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mete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10 club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8 acorn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lbatros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6 hearts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Q diamond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on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Q hearts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7 club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nd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bro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0 heart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J hear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lbat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 club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A diamond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dande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10 diamond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8 hear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diam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7 spade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8 diamond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rib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 hear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 diamond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sargas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 spade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9 spad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sea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co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table:style-name="ce33"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K spad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6 clubs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5" table:default-cell-style-name="ce20"/>
        <table:table-column table:style-name="co12" table:default-cell-style-name="ce32"/>
        <table:table-column table:style-name="co10" table:default-cell-style-name="ce31"/>
        <table:table-column table:style-name="co11" table:default-cell-style-name="Default"/>
        <table:table-column table:style-name="co13" table:default-cell-style-name="Default"/>
        <table:table-column table:style-name="co13" table:default-cell-style-name="ce18"/>
        <table:table-column table:style-name="co10" table:default-cell-style-name="Default"/>
        <table:table-column table:style-name="co16" table:default-cell-style-name="Default"/>
        <table:table-column table:style-name="co14" table:default-cell-style-name="ce28"/>
        <table:table-column table:style-name="co13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domain</text:p>
          </table:table-cell>
          <table:table-cell table:style-name="Default" office:value-type="string" calcext:value-type="string">
            <text:p>roll</text:p>
          </table:table-cell>
          <table:table-cell table:style-name="Default" office:value-type="string" calcext:value-type="string">
            <text:p>kingdom</text:p>
          </table:table-cell>
          <table:table-cell office:value-type="string" calcext:value-type="string">
            <text:p>illo</text:p>
          </table:table-cell>
          <table:table-cell office:value-type="string" calcext:value-type="string">
            <text:p>shape</text:p>
          </table:table-cell>
          <table:table-cell table:style-name="Default" office:value-type="string" calcext:value-type="string">
            <text:p>color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metal</text:p>
          </table:table-cell>
          <table:table-cell office:value-type="string" calcext:value-type="string">
            <text:p>coins</text:p>
          </table:table-cell>
          <table:table-cell table:number-columns-repeated="2" office:value-type="string" calcext:value-type="string">
            <text:p>top</text:p>
          </table:table-cell>
          <table:table-cell table:number-columns-repeated="2" office:value-type="string" calcext:value-type="string">
            <text:p>bott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9 hearts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Q acor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I</text:p>
          </table:table-cell>
          <table:table-cell table:style-name="ce25"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6 bells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9 bel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sea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10 leaves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Q leav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kiki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K hearts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J be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ir</text:p>
          </table:table-cell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IV</text:p>
          </table:table-cell>
          <table:table-cell table:style-name="ce24"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7 hearts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J acor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kiki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I</text:p>
          </table:table-cell>
          <table:table-cell table:style-name="ce25"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K acorns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7 bel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bouba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</text:p>
          </table:table-cell>
          <table:table-cell table:style-name="ce25"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 leave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6 leav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kiki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II</text:p>
          </table:table-cell>
          <table:table-cell table:style-name="ce25"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9 acorn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8 leav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ir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kiki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joker (diamond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10 acorn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8 acorn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6 hearts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Q bell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bouba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Q hearts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7 acor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nd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kiki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IV</text:p>
          </table:table-cell>
          <table:table-cell table:style-name="ce25"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0 heart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J hear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I</text:p>
          </table:table-cell>
          <table:table-cell table:style-name="ce25"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 acorn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A bell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bouba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10 bell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8 hear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bouba</text:p>
          </table:table-cell>
          <table:table-cell table:style-name="ce19" office:value-type="string" calcext:value-type="string">
            <text:p>red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IV</text:p>
          </table:table-cell>
          <table:table-cell table:style-name="ce26"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7 leave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8 bel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ineral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 hear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 bel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 leave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9 leav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sea</text:p>
          </table:table-cell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vegetable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ker (clubs)</text:p>
          </table:table-cell>
          <table:table-cell office:value-type="string" calcext:value-type="string">
            <text:p>N</text:p>
          </table:table-cell>
          <table:table-cell table:style-name="ce24"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K leav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6 acorns</text:p>
          </table:table-cell>
        </table:table-row>
      </table:table>
      <table:table table:name="Sheet5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22"/>
        <table:table-column table:style-name="co24" table:default-cell-style-name="ce2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domain</text:p>
          </table:table-cell>
          <table:table-cell table:style-name="Default" office:value-type="string" calcext:value-type="string">
            <text:p>kingdom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illo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i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land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table:style-name="ce22" office:value-type="string" calcext:value-type="string">
            <text:p>ace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table:style-name="ce22" office:value-type="string" calcext:value-type="string">
            <text:p>ten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table:style-name="ce22" office:value-type="string" calcext:value-type="string">
            <text:p>ten</text:p>
          </table:table-cell>
          <table:table-cell office:value-type="string" calcext:value-type="string">
            <text:p>3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C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table:style-name="ce22" office:value-type="string" calcext:value-type="string">
            <text:p>ace</text:p>
          </table:table-cell>
          <table:table-cell office:value-type="string" calcext:value-type="string">
            <text:p>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air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table:style-name="ce22" office:value-type="string" calcext:value-type="string">
            <text:p>queen</text:p>
          </table:table-cell>
          <table:table-cell office:value-type="string" calcext:value-type="string">
            <text:p>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air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table:style-name="ce22" office:value-type="string" calcext:value-type="string">
            <text:p>jack</text:p>
          </table:table-cell>
          <table:table-cell office:value-type="string" calcext:value-type="string">
            <text:p>3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table:style-name="ce22" office:value-type="string" calcext:value-type="string">
            <text:p>jack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table:style-name="ce22" office:value-type="string" calcext:value-type="string">
            <text:p>queen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2"/>
        </table:table-row>
      </table:table>
      <table:table table:name="Sheet6" table:style-name="ta1"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3" table:default-cell-style-name="ce22"/>
        <table:table-column table:style-name="co24" table:default-cell-style-name="ce2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ips</text:p>
          </table:table-cell>
          <table:table-cell table:style-name="Default" office:value-type="string" calcext:value-type="string">
            <text:p>domain</text:p>
          </table:table-cell>
          <table:table-cell table:style-name="Default" office:value-type="string" calcext:value-type="string">
            <text:p>kingdom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osition</text:p>
          </table:table-cell>
          <table:table-cell table:number-columns-repeated="2" office:value-type="string" calcext:value-type="string">
            <text:p>top</text:p>
          </table:table-cell>
          <table:table-cell table:number-columns-repeated="2" office:value-type="string" calcext:value-type="string">
            <text:p>bott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land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9 hearts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Q acor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6 bells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9 bel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table:style-name="ce22" office:value-type="string" calcext:value-type="string">
            <text:p>te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10 leaves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Q leav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table:style-name="ce22" office:value-type="string" calcext:value-type="string">
            <text:p>jack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K hearts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J be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rgass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7 hearts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J acor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lub</text:p>
          </table:table-cell>
          <table:table-cell table:style-name="ce22" office:value-type="string" calcext:value-type="string">
            <text:p>queen</text:p>
          </table:table-cell>
          <table:table-cell office:value-type="string" calcext:value-type="string">
            <text:p>2B</text:p>
          </table:table-cell>
          <table:table-cell table:style-name="ce22" office:value-type="string" calcext:value-type="string">
            <text:p>clouds</text:p>
          </table:table-cell>
          <table:table-cell office:value-type="string" calcext:value-type="string">
            <text:p>K acorns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7 bel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rgass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 leave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6 leav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table:style-name="ce22" office:value-type="string" calcext:value-type="string">
            <text:p>ac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9 acorn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8 leav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10 acorn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8 acorn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ir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table:style-name="ce22" office:value-type="string" calcext:value-type="string">
            <text:p>jok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6 hearts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Q bell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Q hearts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7 acor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0 heart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J hear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ctric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ir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table:style-name="ce22" office:value-type="string" calcext:value-type="string">
            <text:p>ace</text:p>
          </table:table-cell>
          <table:table-cell office:value-type="string" calcext:value-type="string">
            <text:p>C</text:p>
          </table:table-cell>
          <table:table-cell table:style-name="ce22" office:value-type="string" calcext:value-type="string">
            <text:p>ring</text:p>
          </table:table-cell>
          <table:table-cell office:value-type="string" calcext:value-type="string">
            <text:p>A acorn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A bell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10 bell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8 hear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land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spade</text:p>
          </table:table-cell>
          <table:table-cell table:style-name="ce22" office:value-type="string" calcext:value-type="string">
            <text:p>te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7 leave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8 bel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land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table:style-name="ce22" office:value-type="string" calcext:value-type="string">
            <text:p>jac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 hear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 bel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 leave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9 leav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ry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K leav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6 acorns</text:p>
          </table:table-cell>
        </table:table-row>
        <table:table-row table:style-name="ro1">
          <table:table-cell table:number-columns-repeated="16"/>
        </table:table-row>
      </table:table>
      <table:table table:name="roll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xport" table:style-name="ta1"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7" table:default-cell-style-name="ce22"/>
        <table:table-column table:style-name="co8" table:default-cell-style-name="ce22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ips</text:p>
          </table:table-cell>
          <table:table-cell table:style-name="Default" office:value-type="string" calcext:value-type="string">
            <text:p>domain</text:p>
          </table:table-cell>
          <table:table-cell table:style-name="Default" office:value-type="string" calcext:value-type="string">
            <text:p>domColor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opName</text:p>
          </table:table-cell>
          <table:table-cell office:value-type="string" calcext:value-type="string">
            <text:p>topIcon</text:p>
          </table:table-cell>
          <table:table-cell office:value-type="string" calcext:value-type="string">
            <text:p>topInset</text:p>
          </table:table-cell>
          <table:table-cell office:value-type="string" calcext:value-type="string">
            <text:p>botName</text:p>
          </table:table-cell>
          <table:table-cell office:value-type="string" calcext:value-type="string">
            <text:p>botIcon</text:p>
          </table:table-cell>
          <table:table-cell office:value-type="string" calcext:value-type="string">
            <text:p>botIn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/>
          <table:table-cell table:style-name="Default" office:value-type="string" calcext:value-type="string">
            <text:p>../domain/land.svg</text:p>
          </table:table-cell>
          <table:table-cell table:style-name="Default" office:value-type="string" calcext:value-type="string">
            <text:p>#FF00FF</text:p>
          </table:table-cell>
          <table:table-cell office:value-type="string" calcext:value-type="string">
            <text:p>../kingdom/animal.svg</text:p>
          </table:table-cell>
          <table:table-cell office:value-type="string" calcext:value-type="string">
            <text:p>⚃</text:p>
          </table:table-cell>
          <table:table-cell office:value-type="string" calcext:value-type="string">
            <text:p>../illo/Caribou.png</text:p>
          </table:table-cell>
          <table:table-cell office:value-type="string" calcext:value-type="string">
            <text:p>#000000</text:p>
          </table:table-cell>
          <table:table-cell table:formula="of:=[.I2]" office:value-type="string" office:string-value="#000000" calcext:value-type="string">
            <text:p>#00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../lenormand/cavalry-delapoite.svg</text:p>
          </table:table-cell>
          <table:table-cell office:value-type="string" calcext:value-type="string">
            <text:p>../german/hart-09.svg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../lenormand/snake-spiral-delapoite.svg</text:p>
          </table:table-cell>
          <table:table-cell office:value-type="string" calcext:value-type="string">
            <text:p>../german/eichel-12_ober.s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../domain/sea.svg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../kingdom/mineral.svg</text:p>
          </table:table-cell>
          <table:table-cell office:value-type="string" calcext:value-type="string">
            <text:p>⚃</text:p>
          </table:table-cell>
          <table:table-cell office:value-type="string" calcext:value-type="string">
            <text:p>../illo/Coral.png</text:p>
          </table:table-cell>
          <table:table-cell office:value-type="string" calcext:value-type="string">
            <text:p>#000000</text:p>
          </table:table-cell>
          <table:table-cell table:formula="of:=[.I3]" office:value-type="string" office:string-value="#000000" calcext:value-type="string">
            <text:p>#00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../lenormand/shamrock-delapoite.svg</text:p>
          </table:table-cell>
          <table:table-cell office:value-type="string" calcext:value-type="string">
            <text:p>../german/schellen-06.svg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../lenormand/coffin-lorc.svg</text:p>
          </table:table-cell>
          <table:table-cell office:value-type="string" calcext:value-type="string">
            <text:p>../german/schellen-09.s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../domain/air.svg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../kingdom/mineral.svg</text:p>
          </table:table-cell>
          <table:table-cell office:value-type="string" calcext:value-type="string">
            <text:p>⚂</text:p>
          </table:table-cell>
          <table:table-cell office:value-type="string" calcext:value-type="string">
            <text:p>../illo/Meteor.png</text:p>
          </table:table-cell>
          <table:table-cell office:value-type="string" calcext:value-type="string">
            <text:p>#000000</text:p>
          </table:table-cell>
          <table:table-cell table:formula="of:=[.I4]" office:value-type="string" office:string-value="#000000" calcext:value-type="string">
            <text:p>#00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../lenormand/galleon-lorc.svg</text:p>
          </table:table-cell>
          <table:table-cell office:value-type="string" calcext:value-type="string">
            <text:p>../german/blatt-10.svg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../lenormand/herbs-bundle-delapoite.svg</text:p>
          </table:table-cell>
          <table:table-cell office:value-type="string" calcext:value-type="string">
            <text:p>../german/blatt-12_queen.sv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../domain/air.svg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../kingdom/mineral.svg</text:p>
          </table:table-cell>
          <table:table-cell office:value-type="string" calcext:value-type="string">
            <text:p>⚄</text:p>
          </table:table-cell>
          <table:table-cell office:value-type="string" calcext:value-type="string">
            <text:p>../illo/Meteor.png</text:p>
          </table:table-cell>
          <table:table-cell office:value-type="string" calcext:value-type="string">
            <text:p>#FF0000</text:p>
          </table:table-cell>
          <table:table-cell table:formula="of:=[.I5]" office:value-type="string" office:string-value="#FF0000" calcext:value-type="string">
            <text:p>#FF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♦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../lenormand/house-delapoite.svg</text:p>
          </table:table-cell>
          <table:table-cell office:value-type="string" calcext:value-type="string">
            <text:p>../german/hart-13_konig.svg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../lenormand/scythe-lorc.svg</text:p>
          </table:table-cell>
          <table:table-cell office:value-type="string" calcext:value-type="string">
            <text:p>../german/schellen-11_jack.sv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<text:s/>•</text:p>
          </table:table-cell>
          <table:table-cell office:value-type="string" calcext:value-type="string">
            <text:p>../domain/sea.svg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../kingdom/vegetable.svg</text:p>
          </table:table-cell>
          <table:table-cell office:value-type="string" calcext:value-type="string">
            <text:p>⚁</text:p>
          </table:table-cell>
          <table:table-cell office:value-type="string" calcext:value-type="string">
            <text:p>../illo/Sargasso.png</text:p>
          </table:table-cell>
          <table:table-cell office:value-type="string" calcext:value-type="string">
            <text:p>#000000</text:p>
          </table:table-cell>
          <table:table-cell table:formula="of:=[.I6]" office:value-type="string" office:string-value="#000000" calcext:value-type="string">
            <text:p>#00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../lenormand/oak-lorc.svg</text:p>
          </table:table-cell>
          <table:table-cell office:value-type="string" calcext:value-type="string">
            <text:p>../german/hart-07.svg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../lenormand/whip-lorc.svg</text:p>
          </table:table-cell>
          <table:table-cell office:value-type="string" calcext:value-type="string">
            <text:p>../german/eichel-11_unter.s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<text:s/>••</text:p>
          </table:table-cell>
          <table:table-cell office:value-type="string" calcext:value-type="string">
            <text:p>../domain/land.svg</text:p>
          </table:table-cell>
          <table:table-cell table:style-name="Default" office:value-type="string" calcext:value-type="string">
            <text:p>#FF00FF</text:p>
          </table:table-cell>
          <table:table-cell office:value-type="string" calcext:value-type="string">
            <text:p>../kingdom/vegetable.svg</text:p>
          </table:table-cell>
          <table:table-cell office:value-type="string" calcext:value-type="string">
            <text:p>⚂</text:p>
          </table:table-cell>
          <table:table-cell office:value-type="string" calcext:value-type="string">
            <text:p>../illo/Onion.png</text:p>
          </table:table-cell>
          <table:table-cell office:value-type="string" calcext:value-type="string">
            <text:p>#000000</text:p>
          </table:table-cell>
          <table:table-cell table:formula="of:=[.I7]" office:value-type="string" office:string-value="#000000" calcext:value-type="string">
            <text:p>#00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2B</text:p>
          </table:table-cell>
          <table:table-cell table:style-name="ce22" office:value-type="string" calcext:value-type="string">
            <text:p>Clouds</text:p>
          </table:table-cell>
          <table:table-cell table:style-name="ce22" office:value-type="string" calcext:value-type="string">
            <text:p>../lenormand/fog-delapoite.svg</text:p>
          </table:table-cell>
          <table:table-cell office:value-type="string" calcext:value-type="string">
            <text:p>../german/eichel-13_konig.svg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../lenormand/nest-birds-delapoite.svg</text:p>
          </table:table-cell>
          <table:table-cell office:value-type="string" calcext:value-type="string">
            <text:p>../german/schellen-07.sv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<text:s/>••</text:p>
          </table:table-cell>
          <table:table-cell office:value-type="string" calcext:value-type="string">
            <text:p>../domain/sea.svg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../kingdom/vegetable.svg</text:p>
          </table:table-cell>
          <table:table-cell office:value-type="string" calcext:value-type="string">
            <text:p>⚀</text:p>
          </table:table-cell>
          <table:table-cell office:value-type="string" calcext:value-type="string">
            <text:p>../illo/Sargasso.png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★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../lenormand/noun-baby-6828093-firza-alamsyah.svg</text:p>
          </table:table-cell>
          <table:table-cell office:value-type="string" calcext:value-type="string">
            <text:p>../german/blatt-11_jack.svg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../lenormand/white-tower-lorc.svg</text:p>
          </table:table-cell>
          <table:table-cell office:value-type="string" calcext:value-type="string">
            <text:p>../german/blatt-06.sv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<text:s/>••</text:p>
          </table:table-cell>
          <table:table-cell office:value-type="string" calcext:value-type="string">
            <text:p>../domain/land.svg</text:p>
          </table:table-cell>
          <table:table-cell table:style-name="Default" office:value-type="string" calcext:value-type="string">
            <text:p>#FF00FF</text:p>
          </table:table-cell>
          <table:table-cell office:value-type="string" calcext:value-type="string">
            <text:p>../kingdom/vegetable.svg</text:p>
          </table:table-cell>
          <table:table-cell office:value-type="string" calcext:value-type="string">
            <text:p>⚄</text:p>
          </table:table-cell>
          <table:table-cell office:value-type="string" calcext:value-type="string">
            <text:p>../illo/Onion.png</text:p>
          </table:table-cell>
          <table:table-cell office:value-type="string" calcext:value-type="string">
            <text:p>#FF0000</text:p>
          </table:table-cell>
          <table:table-cell table:formula="of:=[.I9]" office:value-type="string" office:string-value="#FF0000" calcext:value-type="string">
            <text:p>#FF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♦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../lenormand/fox-caro-asercion.svg</text:p>
          </table:table-cell>
          <table:table-cell office:value-type="string" calcext:value-type="string">
            <text:p>../german/eichel-09.svg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../lenormand/flowers-lorc.svg</text:p>
          </table:table-cell>
          <table:table-cell office:value-type="string" calcext:value-type="string">
            <text:p>../german/blatt-08.sv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s/>•••</text:p>
          </table:table-cell>
          <table:table-cell office:value-type="string" calcext:value-type="string">
            <text:p>../domain/air.svg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../kingdom/vegetable.svg</text:p>
          </table:table-cell>
          <table:table-cell office:value-type="string" calcext:value-type="string">
            <text:p>⚃</text:p>
          </table:table-cell>
          <table:table-cell office:value-type="string" calcext:value-type="string">
            <text:p>../illo/Dandelion.png</text:p>
          </table:table-cell>
          <table:table-cell office:value-type="string" calcext:value-type="string">
            <text:p>#000000</text:p>
          </table:table-cell>
          <table:table-cell table:formula="of:=[.I10]" office:value-type="string" office:string-value="#000000" calcext:value-type="string">
            <text:p>#00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../lenormand/polar-bear-cathelineau.svg</text:p>
          </table:table-cell>
          <table:table-cell office:value-type="string" calcext:value-type="string">
            <text:p>../german/eichel-10.sv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../lenormand/peaks-lorc.svg</text:p>
          </table:table-cell>
          <table:table-cell office:value-type="string" calcext:value-type="string">
            <text:p>../german/eichel-08.sv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<text:s/>•••</text:p>
          </table:table-cell>
          <table:table-cell office:value-type="string" calcext:value-type="string">
            <text:p>../domain/air.svg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../kingdom/animal.svg</text:p>
          </table:table-cell>
          <table:table-cell office:value-type="string" calcext:value-type="string">
            <text:p>⚁</text:p>
          </table:table-cell>
          <table:table-cell office:value-type="string" calcext:value-type="string">
            <text:p>../illo/Albatross.png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★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../lenormand/polar-star-delapoite.svg</text:p>
          </table:table-cell>
          <table:table-cell office:value-type="string" calcext:value-type="string">
            <text:p>../german/hart-06.svg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../lenormand/crossroad-delapoite.svg</text:p>
          </table:table-cell>
          <table:table-cell office:value-type="string" calcext:value-type="string">
            <text:p>../german/schellen-12_queen.s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<text:s/>•••</text:p>
          </table:table-cell>
          <table:table-cell office:value-type="string" calcext:value-type="string">
            <text:p>../domain/land.svg</text:p>
          </table:table-cell>
          <table:table-cell table:style-name="Default" office:value-type="string" calcext:value-type="string">
            <text:p>#FF00FF</text:p>
          </table:table-cell>
          <table:table-cell office:value-type="string" calcext:value-type="string">
            <text:p>../kingdom/animal.svg</text:p>
          </table:table-cell>
          <table:table-cell office:value-type="string" calcext:value-type="string">
            <text:p>⚅</text:p>
          </table:table-cell>
          <table:table-cell office:value-type="string" calcext:value-type="string">
            <text:p>../illo/Caribou.png</text:p>
          </table:table-cell>
          <table:table-cell office:value-type="string" calcext:value-type="string">
            <text:p>#FF0000</text:p>
          </table:table-cell>
          <table:table-cell table:formula="of:=[.I12]" office:value-type="string" office:string-value="#FF0000" calcext:value-type="string">
            <text:p>#FF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♦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../lenormand/noun-stork-4951213-brand-mania.svg</text:p>
          </table:table-cell>
          <table:table-cell office:value-type="string" calcext:value-type="string">
            <text:p>../german/hart-12_ober.svg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../lenormand/seated-mouse-lorc.svg</text:p>
          </table:table-cell>
          <table:table-cell office:value-type="string" calcext:value-type="string">
            <text:p>../german/eichel-07.sv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<text:s/>•••</text:p>
          </table:table-cell>
          <table:table-cell office:value-type="string" calcext:value-type="string">
            <text:p>../domain/sea.svg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../kingdom/animal.svg</text:p>
          </table:table-cell>
          <table:table-cell office:value-type="string" calcext:value-type="string">
            <text:p>⚂</text:p>
          </table:table-cell>
          <table:table-cell office:value-type="string" calcext:value-type="string">
            <text:p>../illo/Sturgeon.png</text:p>
          </table:table-cell>
          <table:table-cell office:value-type="string" calcext:value-type="string">
            <text:p>#000000</text:p>
          </table:table-cell>
          <table:table-cell table:formula="of:=[.I13]" office:value-type="string" office:string-value="#000000" calcext:value-type="string">
            <text:p>#00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../lenormand/sitting-dog-delapoite.svg</text:p>
          </table:table-cell>
          <table:table-cell office:value-type="string" calcext:value-type="string">
            <text:p>../german/hart-10.svg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../lenormand/nested-hearts-delapoite.svg</text:p>
          </table:table-cell>
          <table:table-cell office:value-type="string" calcext:value-type="string">
            <text:p>../german/hart-11_unter.sv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<text:s/>•••</text:p>
          </table:table-cell>
          <table:table-cell office:value-type="string" calcext:value-type="string">
            <text:p>../domain/air.svg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../kingdom/animal.svg</text:p>
          </table:table-cell>
          <table:table-cell office:value-type="string" calcext:value-type="string">
            <text:p>⚀</text:p>
          </table:table-cell>
          <table:table-cell office:value-type="string" calcext:value-type="string">
            <text:p>../illo/Albatross.png</text:p>
          </table:table-cell>
          <table:table-cell office:value-type="string" calcext:value-type="string">
            <text:p>#FF0000</text:p>
          </table:table-cell>
          <table:table-cell table:formula="of:=[.I14]" office:value-type="string" office:string-value="#FF0000" calcext:value-type="string">
            <text:p>#FF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22" office:value-type="string" calcext:value-type="string">
            <text:p>Ring</text:p>
          </table:table-cell>
          <table:table-cell table:style-name="ce22" office:value-type="string" calcext:value-type="string">
            <text:p>../lenormand/ring-delapoite.svg</text:p>
          </table:table-cell>
          <table:table-cell office:value-type="string" calcext:value-type="string">
            <text:p>../german/eichel-01_daus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../lenormand/sun-lorc.svg</text:p>
          </table:table-cell>
          <table:table-cell office:value-type="string" calcext:value-type="string">
            <text:p>../german/schellen-01.sv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<text:s/>•••</text:p>
          </table:table-cell>
          <table:table-cell office:value-type="string" calcext:value-type="string">
            <text:p>../domain/sea.svg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../kingdom/animal.svg</text:p>
          </table:table-cell>
          <table:table-cell office:value-type="string" calcext:value-type="string">
            <text:p>⚄</text:p>
          </table:table-cell>
          <table:table-cell office:value-type="string" calcext:value-type="string">
            <text:p>../illo/Sturgeon.png</text:p>
          </table:table-cell>
          <table:table-cell office:value-type="string" calcext:value-type="string">
            <text:p>#FF0000</text:p>
          </table:table-cell>
          <table:table-cell table:formula="of:=[.I15]" office:value-type="string" office:string-value="#FF0000" calcext:value-type="string">
            <text:p>#FF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../lenormand/open-book-lorc.svg</text:p>
          </table:table-cell>
          <table:table-cell office:value-type="string" calcext:value-type="string">
            <text:p>../german/schellen-10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../lenormand/moon-lorc.svg</text:p>
          </table:table-cell>
          <table:table-cell office:value-type="string" calcext:value-type="string">
            <text:p>../german/hart-08.sv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../domain/land.svg</text:p>
          </table:table-cell>
          <table:table-cell table:style-name="Default" office:value-type="string" calcext:value-type="string">
            <text:p>#FF00FF</text:p>
          </table:table-cell>
          <table:table-cell office:value-type="string" calcext:value-type="string">
            <text:p>../kingdom/mineral.svg</text:p>
          </table:table-cell>
          <table:table-cell office:value-type="string" calcext:value-type="string">
            <text:p>⚁</text:p>
          </table:table-cell>
          <table:table-cell office:value-type="string" calcext:value-type="string">
            <text:p>../illo/Diamond.png</text:p>
          </table:table-cell>
          <table:table-cell office:value-type="string" calcext:value-type="string">
            <text:p>#000000</text:p>
          </table:table-cell>
          <table:table-cell table:formula="of:=[.I16]" office:value-type="string" office:string-value="#000000" calcext:value-type="string">
            <text:p>#00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../lenormand/envelope-lorc.svg</text:p>
          </table:table-cell>
          <table:table-cell office:value-type="string" calcext:value-type="string">
            <text:p>../german/blatt-07.svg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../lenormand/key-lorc.svg</text:p>
          </table:table-cell>
          <table:table-cell office:value-type="string" calcext:value-type="string">
            <text:p>../german/schellen-08.sv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../domain/land.svg</text:p>
          </table:table-cell>
          <table:table-cell table:style-name="Default" office:value-type="string" calcext:value-type="string">
            <text:p>#FF00FF</text:p>
          </table:table-cell>
          <table:table-cell office:value-type="string" calcext:value-type="string">
            <text:p>../kingdom/mineral.svg</text:p>
          </table:table-cell>
          <table:table-cell office:value-type="string" calcext:value-type="string">
            <text:p>⚀</text:p>
          </table:table-cell>
          <table:table-cell office:value-type="string" calcext:value-type="string">
            <text:p>../illo/Diamond.png</text:p>
          </table:table-cell>
          <table:table-cell office:value-type="string" calcext:value-type="string">
            <text:p>#FF0000</text:p>
          </table:table-cell>
          <table:table-cell table:formula="of:=[.I17]" office:value-type="string" office:string-value="#FF0000" calcext:value-type="string">
            <text:p>#FF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../lenormand/person-delapoite.svg</text:p>
          </table:table-cell>
          <table:table-cell office:value-type="string" calcext:value-type="string">
            <text:p>../german/hart-01_daus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../lenormand/salmon-various.svg</text:p>
          </table:table-cell>
          <table:table-cell office:value-type="string" calcext:value-type="string">
            <text:p>../german/schellen-13_king.sv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<text:s/>••••</text:p>
          </table:table-cell>
          <table:table-cell office:value-type="string" calcext:value-type="string">
            <text:p>../domain/sea.svg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../kingdom/mineral.svg</text:p>
          </table:table-cell>
          <table:table-cell office:value-type="string" calcext:value-type="string">
            <text:p>⚅</text:p>
          </table:table-cell>
          <table:table-cell office:value-type="string" calcext:value-type="string">
            <text:p>../illo/Coral.png</text:p>
          </table:table-cell>
          <table:table-cell office:value-type="string" calcext:value-type="string">
            <text:p>#FF0000</text:p>
          </table:table-cell>
          <table:table-cell table:formula="of:=[.I18]" office:value-type="string" office:string-value="#FF0000" calcext:value-type="string">
            <text:p>#FF0000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../lenormand/person-delapoite.svg</text:p>
          </table:table-cell>
          <table:table-cell office:value-type="string" calcext:value-type="string">
            <text:p>../german/blatt-01_daus.svg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../lenormand/anchor-lorc.svg</text:p>
          </table:table-cell>
          <table:table-cell office:value-type="string" calcext:value-type="string">
            <text:p>../german/blatt-09.sv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ry</text:p>
          </table:table-cell>
          <table:table-cell/>
          <table:table-cell office:value-type="string" calcext:value-type="string">
            <text:p>../domain/air.svg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../kingdom/vegetable.svg</text:p>
          </table:table-cell>
          <table:table-cell office:value-type="string" calcext:value-type="string">
            <text:p>⚅</text:p>
          </table:table-cell>
          <table:table-cell office:value-type="string" calcext:value-type="string">
            <text:p>../illo/Dandelion.png</text:p>
          </table:table-cell>
          <table:table-cell office:value-type="string" calcext:value-type="string">
            <text:p>#FF0000</text:p>
          </table:table-cell>
          <table:table-cell table:formula="of:=[.I19]" office:value-type="string" office:string-value="#FF0000" calcext:value-type="string">
            <text:p>#FF0000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../lenormand/lotus-lorc.svg</text:p>
          </table:table-cell>
          <table:table-cell office:value-type="string" calcext:value-type="string">
            <text:p>../german/blatt-13_king.svg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../lenormand/gothic-cross-lorc.svg</text:p>
          </table:table-cell>
          <table:table-cell office:value-type="string" calcext:value-type="string">
            <text:p>../german/eichel-06.svg</text:p>
          </table:table-cell>
        </table:table-row>
        <table:table-row table:style-name="ro1">
          <table:table-cell table:number-columns-repeated="5"/>
          <table:table-cell table:style-name="ce22"/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L19">
          <table:sort>
            <table:sort-by table:field-number="0" table:data-type="automatic"/>
          </table:sort>
        </table:database-range>
        <table:database-range table:name="__Anonymous_Sheet_DB__1" table:target-range-address="Sheet2.A1:Sheet2.M19">
          <table:sort>
            <table:sort-by table:field-number="0" table:data-type="automatic"/>
          </table:sort>
        </table:database-range>
        <table:database-range table:name="__Anonymous_Sheet_DB__2" table:target-range-address="Sheet3.A1:Sheet3.N19">
          <table:sort>
            <table:sort-by table:field-number="0" table:data-type="automatic"/>
          </table:sort>
        </table:database-range>
        <table:database-range table:name="__Anonymous_Sheet_DB__3" table:target-range-address="Sheet4.A1:Sheet4.O19">
          <table:sort>
            <table:sort-by table:field-number="0" table:data-type="automatic"/>
          </table:sort>
        </table:database-range>
        <table:database-range table:name="__Anonymous_Sheet_DB__4" table:target-range-address="Sheet5.A1:Sheet5.L19">
          <table:sort>
            <table:sort-by table:field-number="0" table:data-type="automatic"/>
          </table:sort>
        </table:database-range>
        <table:database-range table:name="__Anonymous_Sheet_DB__5" table:target-range-address="Sheet6.A1:Sheet6.P19">
          <table:sort>
            <table:sort-by table:field-number="0" table:data-type="automatic"/>
          </table:sort>
        </table:database-range>
        <table:database-range table:name="__Anonymous_Sheet_DB__7" table:target-range-address="export.A1:export.S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icierRH" svg:font-family="DicierRH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lack" style:family="table-cell" style:parent-style-name="Default">
      <style:table-cell-properties fo:background-color="#000000"/>
      <style:text-properties style:font-weight-asian="normal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5:10:43.871243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McDougall</meta:initial-creator>
    <meta:creation-date>2024-04-22T18:24:01.544942193</meta:creation-date>
    <dc:date>2024-08-25T15:12:43.754917551</dc:date>
    <meta:editing-duration>P13DT6H26M42S</meta:editing-duration>
    <meta:editing-cycles>50</meta:editing-cycles>
    <meta:generator>LibreOffice/7.6.7.2$Linux_X86_64 LibreOffice_project/60$Build-2</meta:generator>
    <dc:creator>Ian McDougall</dc:creator>
    <meta:document-statistic meta:table-count="8" meta:cell-count="1948" meta:object-count="0"/>
  </office:meta>
</office:document-meta>
</file>